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662310" table:style-name="ce12">
            <text:p>662.310</text:p>
          </table:table-cell>
          <table:table-cell office:value-type="float" office:value="36300" table:style-name="ce13">
            <text:p>36.300</text:p>
          </table:table-cell>
          <table:table-cell office:value-type="float" office:value="144200" table:style-name="ce13">
            <text:p>144.200</text:p>
          </table:table-cell>
          <table:table-cell office:value-type="float" office:value="842810" table:style-name="ce14">
            <text:p>842.810</text:p>
          </table:table-cell>
          <table:table-cell office:value-type="float" office:value="724385" table:style-name="ce14">
            <text:p>724.385</text:p>
          </table:table-cell>
          <table:table-cell office:value-type="percentage" office:value="0.85948790356070759" table:style-name="ce15">
            <text:p>85,9%</text:p>
          </table:table-cell>
          <table:table-cell office:value-type="float" office:value="225068" table:style-name="ce12">
            <text:p>225.068</text:p>
          </table:table-cell>
          <table:table-cell office:value-type="date" office:date-value="2021-02-25T00:00:00" table:style-name="ce8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2635" table:style-name="ce16">
            <text:p>112.635</text:p>
          </table:table-cell>
          <table:table-cell office:value-type="float" office:value="6300" table:style-name="ce17">
            <text:p>6.300</text:p>
          </table:table-cell>
          <table:table-cell office:value-type="float" office:value="22600" table:style-name="ce17">
            <text:p>22.600</text:p>
          </table:table-cell>
          <table:table-cell office:value-type="float" office:value="141535" table:style-name="ce18">
            <text:p>141.535</text:p>
          </table:table-cell>
          <table:table-cell office:value-type="float" office:value="126328" table:style-name="ce18">
            <text:p>126.328</text:p>
          </table:table-cell>
          <table:table-cell office:value-type="percentage" office:value="0.89255661143886666" table:style-name="ce19">
            <text:p>89,3%</text:p>
          </table:table-cell>
          <table:table-cell office:value-type="float" office:value="45931" table:style-name="ce16">
            <text:p>45.931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12055" table:style-name="ce16">
            <text:p>112.055</text:p>
          </table:table-cell>
          <table:table-cell office:value-type="float" office:value="6300" table:style-name="ce17">
            <text:p>6.300</text:p>
          </table:table-cell>
          <table:table-cell office:value-type="float" office:value="17400" table:style-name="ce17">
            <text:p>17.400</text:p>
          </table:table-cell>
          <table:table-cell office:value-type="float" office:value="135755" table:style-name="ce18">
            <text:p>135.755</text:p>
          </table:table-cell>
          <table:table-cell office:value-type="float" office:value="109192" table:style-name="ce18">
            <text:p>109.192</text:p>
          </table:table-cell>
          <table:table-cell office:value-type="percentage" office:value="0.80433133217929353" table:style-name="ce19">
            <text:p>80,4%</text:p>
          </table:table-cell>
          <table:table-cell office:value-type="float" office:value="38716" table:style-name="ce16">
            <text:p>38.716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56520" table:style-name="ce16">
            <text:p>56.520</text:p>
          </table:table-cell>
          <table:table-cell office:value-type="float" office:value="3200" table:style-name="ce17">
            <text:p>3.200</text:p>
          </table:table-cell>
          <table:table-cell office:value-type="float" office:value="19900" table:style-name="ce17">
            <text:p>19.900</text:p>
          </table:table-cell>
          <table:table-cell office:value-type="float" office:value="79620" table:style-name="ce18">
            <text:p>79.620</text:p>
          </table:table-cell>
          <table:table-cell office:value-type="float" office:value="57292" table:style-name="ce18">
            <text:p>57.292</text:p>
          </table:table-cell>
          <table:table-cell office:value-type="percentage" office:value="0.7195679477518212" table:style-name="ce19">
            <text:p>72,0%</text:p>
          </table:table-cell>
          <table:table-cell office:value-type="float" office:value="21124" table:style-name="ce16">
            <text:p>21.124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29840" table:style-name="ce16">
            <text:p>129.840</text:p>
          </table:table-cell>
          <table:table-cell office:value-type="float" office:value="7000" table:style-name="ce17">
            <text:p>7.000</text:p>
          </table:table-cell>
          <table:table-cell office:value-type="float" office:value="37100" table:style-name="ce17">
            <text:p>37.100</text:p>
          </table:table-cell>
          <table:table-cell office:value-type="float" office:value="173940" table:style-name="ce18">
            <text:p>173.940</text:p>
          </table:table-cell>
          <table:table-cell office:value-type="float" office:value="138557" table:style-name="ce18">
            <text:p>138.557</text:p>
          </table:table-cell>
          <table:table-cell office:value-type="percentage" office:value="0.79657928021156721" table:style-name="ce19">
            <text:p>79,7%</text:p>
          </table:table-cell>
          <table:table-cell office:value-type="float" office:value="51231" table:style-name="ce16">
            <text:p>51.231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9900" table:style-name="ce17">
            <text:p>9.900</text:p>
          </table:table-cell>
          <table:table-cell office:value-type="float" office:value="68525" table:style-name="ce18">
            <text:p>68.525</text:p>
          </table:table-cell>
          <table:table-cell office:value-type="float" office:value="56389" table:style-name="ce18">
            <text:p>56.389</text:p>
          </table:table-cell>
          <table:table-cell office:value-type="percentage" office:value="0.82289675300985043" table:style-name="ce19">
            <text:p>82,3%</text:p>
          </table:table-cell>
          <table:table-cell office:value-type="float" office:value="20346" table:style-name="ce16">
            <text:p>20.346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46585" table:style-name="ce16">
            <text:p>246.585</text:p>
          </table:table-cell>
          <table:table-cell office:value-type="float" office:value="13500" table:style-name="ce17">
            <text:p>13.500</text:p>
          </table:table-cell>
          <table:table-cell office:value-type="float" office:value="40800" table:style-name="ce17">
            <text:p>40.800</text:p>
          </table:table-cell>
          <table:table-cell office:value-type="float" office:value="300885" table:style-name="ce18">
            <text:p>300.885</text:p>
          </table:table-cell>
          <table:table-cell office:value-type="float" office:value="245671" table:style-name="ce18">
            <text:p>245.671</text:p>
          </table:table-cell>
          <table:table-cell office:value-type="percentage" office:value="0.81649467404490084" table:style-name="ce19">
            <text:p>81,6%</text:p>
          </table:table-cell>
          <table:table-cell office:value-type="float" office:value="88792" table:style-name="ce16">
            <text:p>88.792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167175" table:style-name="ce16">
            <text:p>167.175</text:p>
          </table:table-cell>
          <table:table-cell office:value-type="float" office:value="9200" table:style-name="ce17">
            <text:p>9.200</text:p>
          </table:table-cell>
          <table:table-cell office:value-type="float" office:value="34800" table:style-name="ce17">
            <text:p>34.800</text:p>
          </table:table-cell>
          <table:table-cell office:value-type="float" office:value="211175" table:style-name="ce18">
            <text:p>211.175</text:p>
          </table:table-cell>
          <table:table-cell office:value-type="float" office:value="160235" table:style-name="ce18">
            <text:p>160.235</text:p>
          </table:table-cell>
          <table:table-cell office:value-type="percentage" office:value="0.75877826447259378" table:style-name="ce19">
            <text:p>75,9%</text:p>
          </table:table-cell>
          <table:table-cell office:value-type="float" office:value="66945" table:style-name="ce16">
            <text:p>66.945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570410" table:style-name="ce16">
            <text:p>570.410</text:p>
          </table:table-cell>
          <table:table-cell office:value-type="float" office:value="31400" table:style-name="ce17">
            <text:p>31.400</text:p>
          </table:table-cell>
          <table:table-cell office:value-type="float" office:value="132700" table:style-name="ce17">
            <text:p>132.700</text:p>
          </table:table-cell>
          <table:table-cell office:value-type="float" office:value="734510" table:style-name="ce18">
            <text:p>734.510</text:p>
          </table:table-cell>
          <table:table-cell office:value-type="float" office:value="614048" table:style-name="ce18">
            <text:p>614.048</text:p>
          </table:table-cell>
          <table:table-cell office:value-type="percentage" office:value="0.83599678697362867" table:style-name="ce19">
            <text:p>83,6%</text:p>
          </table:table-cell>
          <table:table-cell office:value-type="float" office:value="186268" table:style-name="ce16">
            <text:p>186.268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288010" table:style-name="ce16">
            <text:p>288.010</text:p>
          </table:table-cell>
          <table:table-cell office:value-type="float" office:value="15700" table:style-name="ce17">
            <text:p>15.700</text:p>
          </table:table-cell>
          <table:table-cell office:value-type="float" office:value="86200" table:style-name="ce17">
            <text:p>86.200</text:p>
          </table:table-cell>
          <table:table-cell office:value-type="float" office:value="389910" table:style-name="ce18">
            <text:p>389.910</text:p>
          </table:table-cell>
          <table:table-cell office:value-type="float" office:value="313175" table:style-name="ce18">
            <text:p>313.175</text:p>
          </table:table-cell>
          <table:table-cell office:value-type="percentage" office:value="0.80319817393757531" table:style-name="ce19">
            <text:p>80,3%</text:p>
          </table:table-cell>
          <table:table-cell office:value-type="float" office:value="101330" table:style-name="ce16">
            <text:p>101.330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02455" table:style-name="ce16">
            <text:p>102.455</text:p>
          </table:table-cell>
          <table:table-cell office:value-type="float" office:value="5400" table:style-name="ce17">
            <text:p>5.400</text:p>
          </table:table-cell>
          <table:table-cell office:value-type="float" office:value="18100" table:style-name="ce17">
            <text:p>18.100</text:p>
          </table:table-cell>
          <table:table-cell office:value-type="float" office:value="125955" table:style-name="ce18">
            <text:p>125.955</text:p>
          </table:table-cell>
          <table:table-cell office:value-type="float" office:value="107200" table:style-name="ce18">
            <text:p>107.200</text:p>
          </table:table-cell>
          <table:table-cell office:value-type="percentage" office:value="0.85109761422730346" table:style-name="ce19">
            <text:p>85,1%</text:p>
          </table:table-cell>
          <table:table-cell office:value-type="float" office:value="38608" table:style-name="ce16">
            <text:p>38.608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179125" table:style-name="ce16">
            <text:p>179.125</text:p>
          </table:table-cell>
          <table:table-cell office:value-type="float" office:value="9800" table:style-name="ce17">
            <text:p>9.800</text:p>
          </table:table-cell>
          <table:table-cell office:value-type="float" office:value="46100" table:style-name="ce17">
            <text:p>46.100</text:p>
          </table:table-cell>
          <table:table-cell office:value-type="float" office:value="235025" table:style-name="ce18">
            <text:p>235.025</text:p>
          </table:table-cell>
          <table:table-cell office:value-type="float" office:value="200432" table:style-name="ce18">
            <text:p>200.432</text:p>
          </table:table-cell>
          <table:table-cell office:value-type="percentage" office:value="0.85281140304222958" table:style-name="ce19">
            <text:p>85,3%</text:p>
          </table:table-cell>
          <table:table-cell office:value-type="float" office:value="58689" table:style-name="ce16">
            <text:p>58.689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5" table:style-name="ce16">
            <text:p>28.145</text:p>
          </table:table-cell>
          <table:table-cell office:value-type="float" office:value="1400" table:style-name="ce17">
            <text:p>1.400</text:p>
          </table:table-cell>
          <table:table-cell office:value-type="float" office:value="5400" table:style-name="ce17">
            <text:p>5.400</text:p>
          </table:table-cell>
          <table:table-cell office:value-type="float" office:value="34945" table:style-name="ce18">
            <text:p>34.945</text:p>
          </table:table-cell>
          <table:table-cell office:value-type="float" office:value="26699" table:style-name="ce18">
            <text:p>26.699</text:p>
          </table:table-cell>
          <table:table-cell office:value-type="percentage" office:value="0.76402918872513947" table:style-name="ce19">
            <text:p>76,4%</text:p>
          </table:table-cell>
          <table:table-cell office:value-type="float" office:value="9205" table:style-name="ce16">
            <text:p>9.205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464415" table:style-name="ce16">
            <text:p>464.415</text:p>
          </table:table-cell>
          <table:table-cell office:value-type="float" office:value="25400" table:style-name="ce17">
            <text:p>25.400</text:p>
          </table:table-cell>
          <table:table-cell office:value-type="float" office:value="115600" table:style-name="ce17">
            <text:p>115.600</text:p>
          </table:table-cell>
          <table:table-cell office:value-type="float" office:value="605415" table:style-name="ce18">
            <text:p>605.415</text:p>
          </table:table-cell>
          <table:table-cell office:value-type="float" office:value="417627" table:style-name="ce18">
            <text:p>417.627</text:p>
          </table:table-cell>
          <table:table-cell office:value-type="percentage" office:value="0.68981938009464583" table:style-name="ce19">
            <text:p>69,0%</text:p>
          </table:table-cell>
          <table:table-cell office:value-type="float" office:value="171781" table:style-name="ce16">
            <text:p>171.781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21235" table:style-name="ce16">
            <text:p>121.235</text:p>
          </table:table-cell>
          <table:table-cell office:value-type="float" office:value="6600" table:style-name="ce17">
            <text:p>6.600</text:p>
          </table:table-cell>
          <table:table-cell office:value-type="float" office:value="25700" table:style-name="ce17">
            <text:p>25.700</text:p>
          </table:table-cell>
          <table:table-cell office:value-type="float" office:value="153535" table:style-name="ce18">
            <text:p>153.535</text:p>
          </table:table-cell>
          <table:table-cell office:value-type="float" office:value="117831" table:style-name="ce18">
            <text:p>117.831</text:p>
          </table:table-cell>
          <table:table-cell office:value-type="percentage" office:value="0.76745367505780437" table:style-name="ce19">
            <text:p>76,7%</text:p>
          </table:table-cell>
          <table:table-cell office:value-type="float" office:value="49915" table:style-name="ce16">
            <text:p>49.915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11200" table:style-name="ce17">
            <text:p>11.200</text:p>
          </table:table-cell>
          <table:table-cell office:value-type="float" office:value="69825" table:style-name="ce18">
            <text:p>69.825</text:p>
          </table:table-cell>
          <table:table-cell office:value-type="float" office:value="57034" table:style-name="ce18">
            <text:p>57.034</text:p>
          </table:table-cell>
          <table:table-cell office:value-type="percentage" office:value="0.81681346222699602" table:style-name="ce19">
            <text:p>81,7%</text:p>
          </table:table-cell>
          <table:table-cell office:value-type="float" office:value="21274" table:style-name="ce16">
            <text:p>21.274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48410" table:style-name="ce16">
            <text:p>148.410</text:p>
          </table:table-cell>
          <table:table-cell office:value-type="float" office:value="7900" table:style-name="ce17">
            <text:p>7.900</text:p>
          </table:table-cell>
          <table:table-cell office:value-type="float" office:value="37900" table:style-name="ce17">
            <text:p>37.900</text:p>
          </table:table-cell>
          <table:table-cell office:value-type="float" office:value="194210" table:style-name="ce18">
            <text:p>194.210</text:p>
          </table:table-cell>
          <table:table-cell office:value-type="float" office:value="122558" table:style-name="ce18">
            <text:p>122.558</text:p>
          </table:table-cell>
          <table:table-cell office:value-type="percentage" office:value="0.63105916276195873" table:style-name="ce19">
            <text:p>63,1%</text:p>
          </table:table-cell>
          <table:table-cell office:value-type="float" office:value="46157" table:style-name="ce16">
            <text:p>46.157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4320" table:style-name="ce16">
            <text:p>4.32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6220" table:style-name="ce18">
            <text:p>6.220</text:p>
          </table:table-cell>
          <table:table-cell office:value-type="float" office:value="6272" table:style-name="ce18">
            <text:p>6.272</text:p>
          </table:table-cell>
          <table:table-cell office:value-type="percentage" office:value="1.0083601286173633" table:style-name="ce19">
            <text:p>100,8%</text:p>
          </table:table-cell>
          <table:table-cell office:value-type="float" office:value="1136" table:style-name="ce16">
            <text:p>1.136</text:p>
          </table:table-cell>
          <table:table-cell office:value-type="date" office:date-value="2021-02-25T00:00:00" table:style-name="ce9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3150" table:style-name="ce16">
            <text:p>3.15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5050" table:style-name="ce18">
            <text:p>5.050</text:p>
          </table:table-cell>
          <table:table-cell office:value-type="float" office:value="4710" table:style-name="ce18">
            <text:p>4.710</text:p>
          </table:table-cell>
          <table:table-cell office:value-type="percentage" office:value="0.93267326732673272" table:style-name="ce19">
            <text:p>93,3%</text:p>
          </table:table-cell>
          <table:table-cell office:value-type="float" office:value="1267" table:style-name="ce16">
            <text:p>1.267</text:p>
          </table:table-cell>
          <table:table-cell office:value-type="date" office:date-value="2021-02-25T00:00:00" table:style-name="ce10">
            <text:p>25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otales</text:p>
          </table:table-cell>
          <table:table-cell office:value-type="float" office:value="3508245" table:style-name="ce20">
            <text:p>3.508.245</text:p>
          </table:table-cell>
          <table:table-cell office:value-type="float" office:value="192000" table:style-name="ce21">
            <text:p>192.000</text:p>
          </table:table-cell>
          <table:table-cell office:value-type="float" office:value="808600" table:style-name="ce22">
            <text:p>808.600</text:p>
          </table:table-cell>
          <table:table-cell office:value-type="float" office:value="4508845" table:style-name="ce11">
            <text:p>4.508.845</text:p>
          </table:table-cell>
          <table:table-cell office:value-type="float" office:value="3605635" table:style-name="ce11">
            <text:p>3.605.635</text:p>
          </table:table-cell>
          <table:table-cell office:value-type="percentage" office:value="0.79968040595762324" table:style-name="ce23">
            <text:p>80,0%</text:p>
          </table:table-cell>
          <table:table-cell office:value-type="float" office:value="1243783" table:style-name="ce11">
            <text:p>1.243.783</text:p>
          </table:table-cell>
          <table:table-cell table:style-name="ce1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2-26T16:37:52Z</dc:date>
  </office:meta>
</office:document-meta>
</file>